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7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63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08">
      <style:table-cell-properties fo:border="0.002cm solid #000000"/>
      <style:text-properties fo:font-size="14pt" style:font-name-asian="Tahoma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a=</text:p>
          </table:table-cell>
          <table:table-cell table:formula="of:=6.4*POWER(10;6)" office:value-type="float" office:value="6400000">
            <text:p>64000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omega=</text:p>
          </table:table-cell>
          <table:table-cell table:formula="of:=7.3*POWER(10;(-5))" office:value-type="float" office:value="0.000073">
            <text:p>0.00007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g-star=</text:p>
          </table:table-cell>
          <table:table-cell office:value-type="float" office:value="9.8">
            <text:p>9.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PI()" office:value-type="float" office:value="3.14159265358979">
            <text:p>3.14159265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8]/[.C9]" office:value-type="float" office:value="0.523598775598299">
            <text:p>0.523598775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(a)</text:p>
          </table:table-cell>
          <table:table-cell office:value-type="string">
            <text:p>(b)</text:p>
          </table:table-cell>
          <table:table-cell office:value-type="string">
            <text:p>(c)</text:p>
          </table:table-cell>
          <table:table-cell office:value-type="string">
            <text:p>(d)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phai</text:p>
          </table:table-cell>
          <table:table-cell office:value-type="string">
            <text:p>omega^2*a</text:p>
          </table:table-cell>
          <table:table-cell office:value-type="string">
            <text:p>(b) multi</text:p>
            <text:p><text:s/>cos^2phai</text:p>
          </table:table-cell>
          <table:table-cell office:value-type="string">
            <text:p>g-star minus</text:p>
            <text:p>(c)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table:formula="of:=[.$C$10]*[.B13]" office:value-type="float" office:value="0.523598775598299">
            <text:p>0.5235987756</text:p>
          </table:table-cell>
          <table:table-cell table:style-name="ce3" table:formula="of:=POWER([.$D$4];2)*[.$D$3]" office:value-type="float" office:value="0.0341056">
            <text:p>0.034106</text:p>
          </table:table-cell>
          <table:table-cell table:style-name="ce3" table:formula="of:=POWER(COS([.C13]);2)*[.D13]" office:value-type="float" office:value="0.0255792">
            <text:p>0.025579</text:p>
          </table:table-cell>
          <table:table-cell table:style-name="ce3" table:formula="of:=[.$D$5]-[.E13]" office:value-type="float" office:value="9.7744208">
            <text:p>9.77442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table:formula="of:=[.$C$10]*[.B14]" office:value-type="float" office:value="1.0471975511966">
            <text:p>1.0471975512</text:p>
          </table:table-cell>
          <table:table-cell table:style-name="ce3" table:formula="of:=POWER([.$D$4];2)*[.$D$3]" office:value-type="float" office:value="0.0341056">
            <text:p>0.034106</text:p>
          </table:table-cell>
          <table:table-cell table:style-name="ce3" table:formula="of:=POWER(COS([.C14]);2)*[.D14]" office:value-type="float" office:value="0.0085264">
            <text:p>0.008526</text:p>
          </table:table-cell>
          <table:table-cell table:style-name="ce3" table:formula="of:=[.$D$5]-[.E14]" office:value-type="float" office:value="9.7914736">
            <text:p>9.79147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table:formula="of:=[.$C$10]*[.B15]" office:value-type="float" office:value="1.5707963267949">
            <text:p>1.5707963268</text:p>
          </table:table-cell>
          <table:table-cell table:style-name="ce3" table:formula="of:=POWER([.$D$4];2)*[.$D$3]" office:value-type="float" office:value="0.0341056">
            <text:p>0.034106</text:p>
          </table:table-cell>
          <table:table-cell table:style-name="ce3" table:formula="of:=POWER(COS([.C15]);2)*[.D15]" office:value-type="float" office:value="1.27875518108881E-034">
            <text:p>0.000000</text:p>
          </table:table-cell>
          <table:table-cell table:style-name="ce3" table:formula="of:=[.$D$5]-[.E15]" office:value-type="float" office:value="9.8">
            <text:p>9.8000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formula="of:=[.$C$10]*[.B16]" office:value-type="float" office:value="2.0943951023932">
            <text:p>2.0943951024</text:p>
          </table:table-cell>
          <table:table-cell table:style-name="ce3" table:formula="of:=POWER([.$D$4];2)*[.$D$3]" office:value-type="float" office:value="0.0341056">
            <text:p>0.034106</text:p>
          </table:table-cell>
          <table:table-cell table:style-name="ce3" table:formula="of:=POWER(COS([.C16]);2)*[.D16]" office:value-type="float" office:value="0.00852639999999999">
            <text:p>0.008526</text:p>
          </table:table-cell>
          <table:table-cell table:style-name="ce3" table:formula="of:=[.$D$5]-[.E16]" office:value-type="float" office:value="9.7914736">
            <text:p>9.791474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9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7">2022/03/17</text:date>, <text:time>16:43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3-17T16:31:05.79</meta:creation-date>
    <meta:generator>OpenOffice/4.1.3$Win32 OpenOffice.org_project/413m1$Build-9783</meta:generator>
    <dc:date>2022-03-17T16:43:16.56</dc:date>
    <dc:creator>iwabuchi ken</dc:creator>
    <meta:editing-duration>PT12M10S</meta:editing-duration>
    <meta:editing-cycles>6</meta:editing-cycles>
    <meta:document-statistic meta:table-count="1" meta:cell-count="37" meta:object-count="0"/>
  </office:meta>
</office:document-meta>
</file>